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style="italic" style:font-style-asian="italic"/>
    </style:style>
    <style:style style:name="T19" style:parent-style-name="Standardnípísmoodstavce" style:family="text">
      <style:text-properties fo:font-style="italic" style:font-style-asian="italic"/>
    </style:style>
    <style:style style:name="T20" style:parent-style-name="Standardnípísmoodstavce" style:family="text">
      <style:text-properties fo:font-style="italic" style:font-style-asian="italic"/>
    </style:style>
    <style:style style:name="T21" style:parent-style-name="Standardnípísmoodstavce" style:family="text">
      <style:text-properties fo:font-style="italic" style:font-style-asian="italic"/>
    </style:style>
    <style:style style:name="T22" style:parent-style-name="Standardnípísmoodstavce" style:family="text">
      <style:text-properties fo:font-style="italic" style:font-style-asian="italic"/>
    </style:style>
    <style:style style:name="T23" style:parent-style-name="Standardnípísmoodstavce" style:family="text">
      <style:text-properties fo:font-style="italic" style:font-style-asian="italic"/>
    </style:style>
    <style:style style:name="T24" style:parent-style-name="Standardnípísmoodstavce" style:family="text">
      <style:text-properties fo:font-style="italic" style:font-style-asian="italic"/>
    </style:style>
    <style:style style:name="P25" style:parent-style-name="Základnítext" style:family="paragraph">
      <style:text-properties fo:font-style="italic" style:font-style-asian="italic"/>
    </style:style>
    <style:style style:name="T26" style:parent-style-name="Standardnípísmoodstavce" style:family="text">
      <style:text-properties fo:font-style="italic" style:font-style-asian="italic"/>
    </style:style>
    <style:style style:name="T27" style:parent-style-name="Standardnípísmoodstavce" style:family="text">
      <style:text-properties fo:font-style="italic" style:font-style-asian="italic"/>
    </style:style>
    <style:style style:name="T28" style:parent-style-name="Standardnípísmoodstavce" style:family="text">
      <style:text-properties fo:font-style="italic" style:font-style-asian="italic"/>
    </style:style>
    <style:style style:name="T29" style:parent-style-name="Standardnípísmoodstavce" style:family="text">
      <style:text-properties fo:font-style="italic" style:font-style-asian="italic"/>
    </style:style>
    <style:style style:name="T30" style:parent-style-name="Standardnípísmoodstavce" style:family="text">
      <style:text-properties fo:font-style="italic" style:font-style-asian="italic"/>
    </style:style>
    <style:style style:name="T31" style:parent-style-name="Standardnípísmoodstavce" style:family="text">
      <style:text-properties fo:font-style="italic" style:font-style-asian="italic"/>
    </style:style>
    <style:style style:name="T32" style:parent-style-name="Standardnípísmoodstavce" style:family="text">
      <style:text-properties fo:font-style="italic" style:font-style-asian="italic"/>
    </style:style>
    <style:style style:name="T33" style:parent-style-name="Standardnípísmoodstavce" style:family="text">
      <style:text-properties fo:font-style="italic" style:font-style-asian="italic"/>
    </style:style>
    <style:style style:name="T34" style:parent-style-name="Standardnípísmoodstavce" style:family="text">
      <style:text-properties fo:font-style="italic" style:font-style-asian="italic"/>
    </style:style>
    <style:style style:name="T35" style:parent-style-name="Standardnípísmoodstavce" style:family="text">
      <style:text-properties fo:font-style="italic" style:font-style-asian="italic"/>
    </style:style>
    <style:style style:name="T36" style:parent-style-name="Standardnípísmoodstavce" style:family="text">
      <style:text-properties fo:font-style="italic" style:font-style-asian="italic"/>
    </style:style>
    <style:style style:name="T37" style:parent-style-name="Standardnípísmoodstavce" style:family="text">
      <style:text-properties fo:font-style="italic" style:font-style-asian="italic"/>
    </style:style>
    <style:style style:name="P38" style:parent-style-name="Základnítext" style:family="paragraph">
      <style:text-properties fo:font-style="italic" style:font-style-asian="italic"/>
    </style:style>
    <style:style style:name="T39" style:parent-style-name="Standardnípísmoodstavce" style:family="text">
      <style:text-properties fo:font-style="italic" style:font-style-asian="italic"/>
    </style:style>
    <style:style style:name="T40" style:parent-style-name="Standardnípísmoodstavce" style:family="text">
      <style:text-properties fo:font-style="italic" style:font-style-asian="italic"/>
    </style:style>
    <style:style style:name="T41" style:parent-style-name="Standardnípísmoodstavce" style:family="text">
      <style:text-properties fo:font-style="italic" style:font-style-asian="italic"/>
    </style:style>
    <style:style style:name="T42" style:parent-style-name="Standardnípísmoodstavce" style:family="text">
      <style:text-properties fo:font-style="italic" style:font-style-asian="italic"/>
    </style:style>
    <style:style style:name="T43" style:parent-style-name="Standardnípísmoodstavce" style:family="text">
      <style:text-properties fo:font-style="italic" style:font-style-asian="italic"/>
    </style:style>
    <style:style style:name="T44" style:parent-style-name="Standardnípísmoodstavce" style:family="text">
      <style:text-properties fo:font-style="italic" style:font-style-asian="italic"/>
    </style:style>
    <style:style style:name="T45" style:parent-style-name="Standardnípísmoodstavce" style:family="text">
      <style:text-properties fo:font-style="italic" style:font-style-asian="italic"/>
    </style:style>
    <style:style style:name="T46" style:parent-style-name="Standardnípísmoodstavce" style:family="text">
      <style:text-properties fo:font-style="italic" style:font-style-asian="italic"/>
    </style:style>
    <style:style style:name="T47" style:parent-style-name="Standardnípísmoodstavce" style:family="text">
      <style:text-properties fo:font-style="italic" style:font-style-asian="italic"/>
    </style:style>
    <style:style style:name="T48" style:parent-style-name="Standardnípísmoodstavce" style:family="text">
      <style:text-properties fo:font-style="italic" style:font-style-asian="italic"/>
    </style:style>
    <style:style style:name="T49" style:parent-style-name="Standardnípísmoodstavce" style:family="text">
      <style:text-properties fo:font-style="italic" style:font-style-asian="italic"/>
    </style:style>
    <style:style style:name="T50" style:parent-style-name="Standardnípísmoodstavce" style:family="text">
      <style:text-properties fo:font-style="italic" style:font-style-asian="italic"/>
    </style:style>
    <style:style style:name="T51" style:parent-style-name="Standardnípísmoodstavce" style:family="text">
      <style:text-properties fo:font-style="italic" style:font-style-asian="italic"/>
    </style:style>
    <style:style style:name="T52" style:parent-style-name="Standardnípísmoodstavce" style:family="text">
      <style:text-properties fo:font-style="italic" style:font-style-asian="italic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3/2021<text:bookmark-end text:name="Text14"/></text:p>
            <text:p text:style-name="Normální">KVOP-15551/2021<text:bookmark-end text:name="Text2"/></text:p>
            <text:p text:style-name="Normální"><text:bookmark-start text:name="Text6"/>13. 04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L. M.</text:p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M.,</text:p>
      <text:p text:style-name="Základnítext">dne 8. 4. 2021 byla do Kanceláře veřejného ochránce práv doručena Vaše žádost podle zákona o svobodném přístupu k informacím, kterou<text:s/><text:span text:style-name="Silné">žádáte následující informace</text:span>: „Kolik je možno strhávat odsouzenému ve<text:s/>VTOS z přijatých finančních prostředků? Kolik a jaký zákon tohle stanoví v % procentech?“</text:p>
      <text:p text:style-name="Základnítext">K Vaší žádosti<text:s/><text:span text:style-name="Silné">poskytuji následující informace</text:span>:</text:p>
      <text:p text:style-name="Základnítext">K této otázce se vyjádřil ochránce ve Sborníku stanovisek veřejného ochránce práv Vězeňství II z roku 2019, s. 86-88,<text:s/>a to takto:<text:s/><text:span text:style-name="T18">„Odsouzený nesmí mít u sebe během výkonu trestu finanční hotovost. Proto všechny částky (peníze) mu zaslané jsou evidovány na účtu odsouzeného vedeném věznicí. Finanční prostředky odsouzeného jsou vedeny zejména na následujících podúčtech: kap</text:span><text:span text:style-name="T19">esné K, úložné U, osobní O, rezerva R, exekuce E, cestovné C, zdravotní Z. V zásadě je třeba odlišit dvě různé situace nakládání s finančními prostředky odsouzených: 1. nakládání s pracovní odměnou odsouzeného, 2. nakládání s jinými příjmy odsouzeného. Z p</text:span><text:span text:style-name="T20">raxe ochránce vyplývá, že problematika nakládání s finančními prostředky odsouzených je v různých věznicích vykonávána odlišně. Právní rámec postupu věznice je dán vyjma zákona o výkonu trestu odnětí svobody převážně vyhláškou Ministerstva spravedlnosti č.</text:span><text:span text:style-name="T21"> 10/2000 Sb.</text:span><text:span text:style-name="Značkapozn.podčarou"><text:note text:note-class="footnote" text:id="_ftn0"><text:note-citation>1</text:note-citation><text:note-body><text:p text:style-name="Textpozn.podčarou"><text:s/>Vyhláška č. 10/2000 Sb., o srážkách z odměny osob, které jsou ve výkonu trestu odnětí svobody zaměstnány, o výkonu rozhodnutí srážkami z odměny těchto osob a chovanců zvláštních výchovných zařízení a o úhradě dalších nákladů, ve znění pozdějších předpisů.</text:p></text:note-body></text:note></text:span><text:span text:style-name="T22"><text:s/>a taktéž NGŘ č. 14/2018</text:span><text:span text:style-name="Značkapozn.podčarou"><text:note text:note-class="footnote" text:id="_ftn1"><text:note-citation>2</text:note-citation><text:note-body><text:p text:style-name="Textpozn.podčarou"><text:s/>NGŘ č. 14/2018, kterým se stanoví postup při rozúčtování pracovní odměny vězněných osob a postup při správě a evidenci jejich finančních prostředků.</text:p></text:note-body></text:note></text:span><text:span text:style-name="T23">. Velmi významným je taktéž nález Ústavního soudu ze dne 6. 4. 20</text:span><text:span text:style-name="T24">17, sp. zn. IV. ÚS 1351/16.</text:span><text:span text:style-name="Značkapozn.podčarou"><text:note text:note-class="footnote" text:id="_ftn2"><text:note-citation>3</text:note-citation><text:note-body><text:p text:style-name="Textpozn.podčarou"><text:s/>Dostupný online v databázi NALUS. Výrok soudu zní takto: „Vězeňské službě České republiky – Věznici Karviná se zakazuje pokračovat v porušování základního práva stěžovatele na ochranu vlastnictví dle článku 11 odst. 1 Listiny<text:s/>základních práv a svobod, a na pokojné užívání majetku dle článku 1 Dodatkového protokolu k Úmluvě o ochraně lidských práv a základních svobod, spočívajícím v provádění srážek z účtu stěžovatele zřízeného a vedeného Věznicí Karviná od 11. března 2016 v rozsahu jdoucím nad rámec stanovený § 25 odst. 4 zákona č. 169/1999 Sb., o výkonu trestu odnětí svobody, ve znění pozdějších předpisů, a přikazuje se jí, aby bezprostředně po doručení tohoto nálezu umožnila stěžovateli disponovat s jednou polovinou peněžních<text:s/>prostředků zaslaných mu na tento účet – do úhrady pohledávek stěžovatele vyjmenovaných v § 25 odst. 4 zákona č. 169/1999 Sb. však pouze za účelem hrazení poskytnutých zdravotních služeb nehrazených z veřejného zdravotního pojištění a na nákup podle § 23 zákona č. 169/1999 Sb. – a zbývající část peněžních prostředků užila na úhradu jiných vykonatelných pohledávek za stěžovatelem ve smyslu § 25 odst. 4 zákona č. 169/1999 Sb.“</text:p></text:note-body></text:note></text:span></text:p>
      <text:soft-page-break/>
      <text:p text:style-name="P25">POSTUP VĚZNICE PŘI NAKLÁDÁNÍ S PRACOVNÍ ODMĚNOU ODSOUZENÉHO</text:p>
      <text:p text:style-name="Základnítext"><text:span text:style-name="T26">Z pracovní odměny<text:s/></text:span><text:span text:style-name="T27">odsouzeného odvede věznice tzv. zákonné srážky.</text:span><text:span text:style-name="Značkapozn.podčarou"><text:note text:note-class="footnote" text:id="_ftn3"><text:note-citation>4</text:note-citation><text:note-body><text:p text:style-name="Textpozn.podčarou"><text:s/>Tzn. pojistné na sociální zabezpečení, příspěvek na státní politiku zaměstnanosti, pojistné na veřejné zdravotní pojištění a zálohu na daň z příjmů fyzických osob.</text:p></text:note-body></text:note></text:span><text:span text:style-name="T28"><text:s/>Následně z tzv. čisté odměny provede vězn</text:span><text:span text:style-name="T29">ice srážky (v celkovém součtu nejvýše 72 % čisté odměny odsouzeného) následujícím způsobem: a) k úhradě výživného (30 % z čisté odměny), b) k úhradě nákladů výkonu trestu a příp. nákladů výkonu vazby, která mu předcházela (26 % z čisté odměny, nejvýše 1 50</text:span><text:span text:style-name="T30">0 Kč/měsíc), c) na základě nařízeného výkonu rozhodnutí soudu, orgánu státní správy či exekučního příkazu soudního exekutora srážkami z pracovní odměny (12 %), d) k úhradě jiných pohledávek (např. pokuta, přeplatek na nemocenském pojištění, 4 %). Z čisté o</text:span><text:span text:style-name="T31">dměny odsouzeného se 17 % zašle na jeho podúčet jako kapesné, s nímž může volně nakládat,</text:span><text:span text:style-name="Značkapozn.podčarou"><text:note text:note-class="footnote" text:id="_ftn4"><text:note-citation>5</text:note-citation><text:note-body><text:p text:style-name="Textpozn.podčarou"><text:s/>Podle § 11 vyhlášky č. 10/2000 Sb. nesmějí být z účtu kapesného prováděny žádné srážky bez souhlasu odsouzeného; odsouzený může na základě písemné žádosti na vlastní náklady odesílat prostředky z účtu kapesného mimo věznici.</text:p></text:note-body></text:note></text:span><text:span text:style-name="T32"><text:s/>a 11 % se zašle na tzv. úložné. Podúčet úložného je odsouzený povinen naplnit do výše 35 000 Kč. Nad tuto částku může odsouzený úložné použít k úhradě výživného, k úhradě škody nebo nemajetkové<text:s/></text:span><text:span text:style-name="T33">újmy, kterou způsobil trestným činem, nebo k vydání bezdůvodného obohacení, které trestným činem získal, k úhradě nákladů spojených se zajištěním vlastního bydlení, k úhradě nákladů spojených s pořízením dokladů potřebných po propuštění z výkonu trestu, k </text:span><text:span text:style-name="T34">podpoře své rodiny a jiných osob blízkých a osob, které jej ve výkonu trestu odnětí svobody pravidelně navštěvují. Část úložného, která přesahuje 500 Kč, může použít také na úhradu zdravotní péče nehrazené z veřejného zdravotního pojištění, úhradu regulačn</text:span><text:span text:style-name="T35">ích poplatků a na nákup nezbytných léčivých přípravků, potravin pro zvláštní lékařské účely a zdravotnických prostředků předepsaných lékařem. V případě, kdy věznice obdrží exekuční příkaz přikázáním jiné peněžité pohledávky pro pohledávku uvedenou v § 25 o</text:span><text:span text:style-name="T36">dst. 4 zákona o výkonu trestu, srazí odsouzenému zpravidla pouze částku na kontě úložného nad 35 000 Kč. Věznice nikdy nesráží nic z účtu kapesného, a to ani tzv. naspořeného kapesného. Pokud se jedná o jinou pohledávku, exekuční příkaz se pouze zaeviduje,</text:span><text:span text:style-name="T37"><text:s/>ale nerealizuje se (nedá-li odsouzený k této realizaci souhlas).</text:span></text:p>
      <text:p text:style-name="P38">POSTUP VĚZNICE PŘI NAKLÁDÁNÍ S JINÝMI PŘÍJMY ODSOUZENÉHO</text:p>
      <text:p text:style-name="Základnítext"><text:span text:style-name="T39">Když věznice obdrží finanční prostředky pro odsouzeného (zpravidla důchod, výsluha), rozdělí tyto prostředky na dvě poloviny: a) prvn</text:span><text:span text:style-name="T40">í polovina zaslaných finančních prostředků se připíše nejprve na konto odsouzeného s označením „C“ (cestovné), které se musí naplnit do výše 500 Kč</text:span><text:span text:style-name="Značkapozn.podčarou"><text:note text:note-class="footnote" text:id="_ftn5"><text:note-citation>6</text:note-citation><text:note-body><text:p text:style-name="Textpozn.podčarou"><text:s/>Podle § 25 odst. 3 a 6 zákona o výkonu trestu musí odsouzenému na účtu vždy zůstat částka potřebná k úhradě nákladů spojených s cestou odsouzeného z místa výkonu trestu do místa, kde se bude po propuštění zdržovat. Pokud tomu tak není, nákup potravin a dalších věcí nebo jiná dispozice s penězi se odsouzenému neumožní.</text:p></text:note-body></text:note></text:span><text:span text:style-name="T41">, zbylá částka (případně celá částka, jest</text:span><text:span text:style-name="T42">liže je konto C již naplněno) jde na osobní podúčet odsouzeného „O“; b) druhá polovina zaslaných finančních prostředků se zašle na podúčet R, z něhož poté věznice strhne náklady výkonu trestu (40 % z obdržených peněz, maximálně částka ve výši 1 500 Kč/měsí</text:span><text:span text:style-name="T43">c); zbývají-li v této polovině finanční prostředky, věznice je převede na podúčet s označením „E“ (exekuce) a z tohoto podúčtu pak věznice<text:s/></text:span><text:soft-page-break/><text:span text:style-name="T44">strhává peníze, má-li odsouzený pohledávky uvedené v § 25 odst. 4 zákona o výkonu trestu.</text:span><text:span text:style-name="Značkapozn.podčarou"><text:note text:note-class="footnote" text:id="_ftn6"><text:note-citation>7</text:note-citation><text:note-body><text:p text:style-name="Textpozn.podčarou"><text:s/>Ustanovení § 25 odst. 4<text:s/>zákona o výkonu trestu zní: „Neuhradí-li odsouzený rozsudkem stanovenou škodu nebo nemajetkovou újmu způsobenou trestným činem, pro který se nachází ve výkonu trestu, pohledávky spojené s trestním řízením, pohledávky vzniklé v souvislosti s poskytnutím nebo zajištěním zdravotních služeb a úhrady regulačních poplatků a doplatků nad rámec veřejného zdravotního pojištění, soudní a správní poplatky a škodu nebo nemajetkovou újmu, kterou způsobil Vězeňské službě během výkonu trestu, může k úhradě za poskytnuté zdravotní služby nehrazené z veřejného zdravotního pojištění a nákupu podle § 23 použít pouze polovinu peněžních prostředků podle odstavce 1 věty první a zbývající část peněžních prostředků může použít jen na úhradu těchto pohledávek; to neplatí pro peníze<text:s/>výslovně zaslané na úhradu nákladů uvedených v odstavci 1 větě třetí.“</text:p></text:note-body></text:note></text:span><text:span text:style-name="T45"><text:s/>Pokud má odsouzený povinnost hradit i jiné pohledávky, než jsou uvedeny ve výše zmíněném zákonném ustanovení, provádí tak věznice pouze s jeho souhlasem (tzv. pohledávky cizí, které<text:s/></text:span><text:span text:style-name="T46">vymáhá zejména soudní exekutor). Pokud odsouzený nedá k uvedenému souhlas, zbývající peníze z podúčtu E se následující měsíc zaúčtují a převedou na jeho osobní účet, tedy podúčet O. Jsou-li odsouzenému zaslány na účet peníze výslovně určené na úhradu nákla</text:span><text:span text:style-name="T47">dů na zdravotní služby nehrazené z veřejného zdravotního pojištění, na úhradu regulačních poplatků a na nákup léčivých přípravků, potravin pro zvláštní lékařské účely a zdravotnických prostředků, musí být tyto uloženy na zvláštní účet (podúčet Z), z něhož<text:s/></text:span><text:span text:style-name="T48">lze čerpat peníze pouze na úhradu uvedených nákladů.</text:span><text:span text:style-name="Značkapozn.podčarou"><text:note text:note-class="footnote" text:id="_ftn7"><text:note-citation>8</text:note-citation><text:note-body><text:p text:style-name="Textpozn.podčarou"><text:s/>Ustanovení § 25 odst. 1 zákona o výkonu trestu.</text:p></text:note-body></text:note></text:span><text:span text:style-name="T49"><text:s/>Nemá-li odsouzený při propuštění z výkonu trestu úložné postačující k úhradě nezbytných potřeb, lze mu poskytnout příspěvek až do částky 2 000 Kč. Při r</text:span><text:span text:style-name="T50">ozhodnutí o poskytnutí uvedeného příspěvku se přihlíží i k tomu, zda takové finanční prostředky nemá odsouzený na účtu ve věznici, na účtu v bance, nebo zda nemůže tyto finanční prostředky získat jiným způsobem, například od příbuzných. Ochránce upozorňuje</text:span><text:span text:style-name="T51"><text:s/>na nedostatečnou právní úpravu uvedené problematiky již od roku 2013, neboť u osob ve výkonu trestu odnětí svobody by zejména provádění exekucí mělo být upraveno komplexním a jiným způsobem než u civilních osob. Ochránce usiluje o sjednocení postupu při r</text:span><text:span text:style-name="T52">ozúčtování pracovní odměny a jiných příjmů tak, aby se všemi těmito příjmy bylo nakládáno stejným způsobem.“</text:span></text:p>
      <text:p text:style-name="Základnítext">Sborník je veřejně dostupný na webových stránkách veřejného ochránce práv (<text:a xlink:href="https://www.ochrance.cz/uploads-import/Publikace/sborniky_stanoviska/Sbornik_Vezenstvi_II.pdf" office:target-frame-name="_top" xlink:show="replace"><text:span text:style-name="Hypertextovýodkaz">https://www.ochrance.cz/uploads-import/Publikace/sborniky_stanoviska/Sbornik_Vezenstvi_II.pdf</text:span></text:a><text:s/>).</text:p>
      <text:p text:style-name="podpis"/>
      <text:p text:style-name="podpis"/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ALTI*</text:span></text:p>
        <text:p text:style-name="P12"><text:span text:style-name="T13">KVOPX00BALTI</text:span>KVOPX00BALTI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6-11T10:49:00Z</meta:creation-date>
    <dc:date>2021-06-11T10:51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3" meta:paragraph-count="12" meta:word-count="915" meta:character-count="6308" meta:row-count="45" meta:non-whitespace-character-count="5405"/>
  </office:meta>
</office:document-meta>
</file>